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μ</math:mo>
          <math:mo math:stretchy="false">→</math:mo>
          <math:mstyle math:fontweight="bold">
            <math:mrow>
              <math:mi math:fontstyle="italic">moyenne</math:mi>
            </math:mrow>
          </math:mstyle>
        </math:mrow>
      </math:mtr>
      <math:mtr>
        <math:mrow>
          <math:mo math:stretchy="false">σ</math:mo>
          <math:mo math:stretchy="false">→</math:mo>
          <math:mstyle math:fontweight="bold">
            <math:mrow>
              <math:mi math:fontstyle="italic">écartype</math:mi>
            </math:mrow>
          </math:mstyle>
        </math:mrow>
      </math:mtr>
      <math:mtr>
        <math:mrow>
          <math:mi>X</math:mi>
          <math:mo math:stretchy="false">→</math:mo>
          <math:mi math:fontstyle="italic">Variable</math:mi>
          <math:mi math:fontstyle="italic">aléatoire</math:mi>
        </math:mrow>
      </math:mtr>
    </math:mtable>
    <math:annotation math:encoding="StarMath 5.0">%mu rightarrow bold moyenne    newline 
%sigma rightarrow bold écartype newline
X rightarrow Variable aléatoire
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OURION</meta:initial-creator>
    <meta:creation-date>2009-11-28T05:30:11.93</meta:creation-date>
    <meta:generator>OpenOffice.org/3.1$Win32 OpenOffice.org_project/310m19$Build-9420</meta:generator>
  </office:meta>
</office:document-meta>
</file>